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5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98cm" fo:min-width="3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3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98cm" fo:min-width="3.8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6.3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69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7.1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3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2.3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1.598cm" fo:min-width="15.9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1" fo:font-size="44pt" style:font-size-asian="44pt" style:font-size-complex="44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erif1" fo:font-size="44pt" style:font-size-asian="44pt" style:font-size-complex="4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Slave" draw:style-name="dp1" draw:master-page-name="Default">
        <draw:custom-shape draw:style-name="gr2" draw:text-style-name="P3" draw:layer="layout" svg:width="16.5cm" svg:height="22cm" svg:x="2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1cm" svg:height="3.4cm" svg:x="6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4cm" svg:x="7.3cm" svg:y="22.2cm">
          <text:p text:style-name="P1"><text:span text:style-name="T2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cm" svg:height="2.4cm" svg:x="2.9cm" svg:y="22.2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9cm" svg:y="15.8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5.8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8.3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cm" svg:height="6.6cm" svg:x="3.7cm" svg:y="8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6" draw:text-style-name="P4" draw:layer="layout" svg:width="3.9cm" svg:height="4.8cm" svg:x="2.9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3.5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6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5cm" svg:height="3.8cm" svg:x="12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1cm" svg:y1="16.6cm" svg:x2="2.9cm" svg:y2="16.6cm">
          <text:p/>
        </draw:line>
        <draw:line draw:style-name="gr11" draw:text-style-name="P6" draw:layer="layout" svg:x1="1.074cm" svg:y1="4.3cm" svg:x2="2.874cm" svg:y2="4.3cm">
          <text:p/>
        </draw:line>
        <draw:line draw:style-name="gr11" draw:text-style-name="P6" draw:layer="layout" svg:x1="18.7cm" svg:y1="11.1cm" svg:x2="20.5cm" svg:y2="11.1cm">
          <text:p/>
        </draw:line>
        <draw:line draw:style-name="gr11" draw:text-style-name="P6" draw:layer="layout" svg:x1="20.5cm" svg:y1="13.1cm" svg:x2="18.7cm" svg:y2="13.1cm">
          <text:p/>
        </draw:line>
        <draw:line draw:style-name="gr11" draw:text-style-name="P6" draw:layer="layout" svg:x1="1.074cm" svg:y1="23.5cm" svg:x2="2.874cm" svg:y2="23.5cm">
          <text:p/>
        </draw:line>
        <draw:connector draw:style-name="gr12" draw:text-style-name="P6" draw:layer="layout" svg:x1="10.1cm" svg:y1="12.1cm" svg:x2="12cm" svg:y2="12.1cm" draw:start-shape="id1" draw:start-glue-point="1" draw:end-shape="id2" draw:end-glue-point="3" svg:d="M10100 12100h1900" svg:viewBox="0 0 1901 1">
          <text:p/>
        </draw:connector>
        <draw:line draw:style-name="gr13" draw:text-style-name="P1" xml:id="id3" draw:id="id3" draw:layer="layout" svg:x1="11.7cm" svg:y1="7.1cm" svg:x2="14.1cm" svg:y2="7.1cm">
          <text:p/>
        </draw:line>
        <draw:connector draw:style-name="gr14" draw:text-style-name="P1" draw:layer="layout" draw:line-skew="0.268cm" svg:x1="8.05cm" svg:y1="10.4cm" svg:x2="14.1cm" svg:y2="7.1cm" draw:start-shape="id1" draw:start-glue-point="0" draw:end-shape="id3" draw:end-glue-point="1" svg:d="M8050 10400v-1300h6050v-2000" svg:viewBox="0 0 6051 3301">
          <text:p/>
        </draw:connector>
        <draw:line draw:style-name="gr15" draw:text-style-name="P6" xml:id="id4" draw:id="id4" draw:layer="layout" svg:x1="11.7cm" svg:y1="4.6cm" svg:x2="14.1cm" svg:y2="4.6cm">
          <text:p/>
        </draw:line>
        <draw:connector draw:style-name="gr14" draw:text-style-name="P1" draw:layer="layout" svg:x1="14.1cm" svg:y1="4.6cm" svg:x2="14.1cm" svg:y2="7.1cm" draw:start-shape="id4" draw:start-glue-point="1" draw:end-shape="id3" draw:end-glue-point="1" svg:d="M14100 4600v2500" svg:viewBox="0 0 1 2501">
          <text:p/>
        </draw:connector>
        <draw:line draw:style-name="gr15" draw:text-style-name="P6" xml:id="id5" draw:id="id5" draw:layer="layout" svg:x1="11.7cm" svg:y1="17cm" svg:x2="13.4cm" svg:y2="17cm">
          <text:p/>
        </draw:line>
        <draw:line draw:style-name="gr13" draw:text-style-name="P1" xml:id="id6" draw:id="id6" draw:layer="layout" svg:x1="11.7cm" svg:y1="19.4cm" svg:x2="13.4cm" svg:y2="19.4cm">
          <text:p/>
        </draw:line>
        <draw:connector draw:style-name="gr14" draw:text-style-name="P1" draw:layer="layout" svg:x1="13.4cm" svg:y1="17cm" svg:x2="13.4cm" svg:y2="19.4cm" draw:start-shape="id5" draw:start-glue-point="1" draw:end-shape="id6" draw:end-glue-point="1" svg:d="M13400 17000v2400" svg:viewBox="0 0 1 2401">
          <text:p/>
        </draw:connector>
        <draw:line draw:style-name="gr16" draw:text-style-name="P1" draw:layer="layout" svg:x1="6.8cm" svg:y1="19.5cm" svg:x2="7.2cm" svg:y2="19.5cm">
          <text:p/>
        </draw:line>
        <draw:line draw:style-name="gr16" draw:text-style-name="P1" draw:layer="layout" svg:x1="6.825cm" svg:y1="7.1cm" svg:x2="7.225cm" svg:y2="7.1cm">
          <text:p/>
        </draw:line>
        <draw:line draw:style-name="gr17" draw:text-style-name="P6" draw:layer="layout" svg:x1="6.8cm" svg:y1="4.6cm" svg:x2="7.3cm" svg:y2="4.6cm">
          <text:p/>
        </draw:line>
        <draw:line draw:style-name="gr17" draw:text-style-name="P6" draw:layer="layout" svg:x1="6.8cm" svg:y1="16.9cm" svg:x2="7.3cm" svg:y2="16.9cm">
          <text:p/>
        </draw:line>
        <draw:line draw:style-name="gr11" draw:text-style-name="P6" draw:layer="layout" svg:x1="1.048cm" svg:y1="7.4cm" svg:x2="2.848cm" svg:y2="7.4cm">
          <text:p/>
        </draw:line>
        <draw:frame draw:style-name="gr18" draw:text-style-name="P7" draw:layer="layout" svg:width="0.9cm" svg:height="1.119cm" svg:x="1.2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cm" svg:y="15.6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3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3cm" svg:y="6.502cm">
          <draw:text-box>
            <text:p><text:span text:style-name="T4">-</text:span></text:p>
          </draw:text-box>
        </draw:frame>
        <draw:line draw:style-name="gr11" draw:text-style-name="P6" draw:layer="layout" svg:x1="1.122cm" svg:y1="19.805cm" svg:x2="2.922cm" svg:y2="19.805cm">
          <text:p/>
        </draw:line>
        <draw:frame draw:style-name="gr18" draw:text-style-name="P7" draw:layer="layout" svg:width="0.9cm" svg:height="1.119cm" svg:x="1.374cm" svg:y="18.907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1cm" svg:y="1cm">
          <draw:text-box>
            <text:p text:style-name="P1"><text:span text:style-name="T5">Slave</text:span></text:p>
          </draw:text-box>
        </draw:frame>
        <draw:line draw:style-name="gr15" draw:text-style-name="P6" xml:id="id7" draw:id="id7" draw:layer="layout" svg:x1="11.687cm" svg:y1="23.4cm" svg:x2="13.4cm" svg:y2="23.4cm">
          <text:p/>
        </draw:line>
        <draw:connector draw:style-name="gr14" draw:text-style-name="P1" draw:layer="layout" svg:x1="13.4cm" svg:y1="19.4cm" svg:x2="13.4cm" svg:y2="23.4cm" draw:start-shape="id6" draw:start-glue-point="1" draw:end-shape="id7" draw:end-glue-point="1" svg:d="M13400 19400v4000" svg:viewBox="0 0 1 4001">
          <text:p/>
        </draw:connector>
        <draw:connector draw:style-name="gr14" draw:text-style-name="P1" draw:layer="layout" draw:line-skew="-0.319cm" svg:x1="8.05cm" svg:y1="13.8cm" svg:x2="13.4cm" svg:y2="17cm" draw:start-shape="id1" draw:start-glue-point="2" draw:end-shape="id5" draw:end-glue-point="1" svg:d="M8050 13800v1200h5350v2000" svg:viewBox="0 0 5351 3201">
          <text:p/>
        </draw:connector>
      </draw:page>
      <draw:page draw:name="page3" draw:style-name="dp1" draw:master-page-name="Default">
        <draw:custom-shape draw:style-name="gr20" draw:text-style-name="P3" draw:layer="layout" svg:width="17.7cm" svg:height="22cm" svg:x="1.8cm" svg:y="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02cm" svg:y="16.586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4.6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2.5cm" svg:height="3.8cm" svg:x="12cm" svg:y="14.6cm">
          <text:p text:style-name="P1"><text:span text:style-name="T6">Driver</text:span></text:p>
          <text:p text:style-name="P1"><text:span text:style-name="T6">CAN</text:span></text:p>
          <text:p text:style-name="P1"><text:span text:style-name="T6">Esclave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9.59cm" svg:height="1.97cm" svg:x="0.998cm" svg:y="1.014cm">
          <draw:text-box>
            <text:p text:style-name="P1"><text:span text:style-name="T5">Master</text:span></text:p>
          </draw:text-box>
        </draw:frame>
        <draw:custom-shape draw:style-name="gr9" draw:text-style-name="P4" draw:layer="layout" svg:width="4cm" svg:height="1.8cm" svg:x="14.702cm" svg:y="21.37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9.386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2.5cm" svg:height="3.8cm" svg:x="12cm" svg:y="19.386cm">
          <text:p text:style-name="P1"><text:span text:style-name="T6">Driver</text:span></text:p>
          <text:p text:style-name="P1"><text:span text:style-name="T6">CAN</text:span></text:p>
          <text:p text:style-name="P1"><text:span text:style-name="T6">Extérieu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887cm" svg:y="3.514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4.4cm" svg:height="2.3cm" svg:x="7.287cm" svg:y="3.514cm">
          <text:p text:style-name="P1"><text:span text:style-name="T2">Circuit Contrôle contacteur+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2" draw:id="id12" draw:layer="layout" svg:width="4.4cm" svg:height="2.3cm" svg:x="7.287cm" svg:y="6.014cm">
          <text:p text:style-name="P1"><text:span text:style-name="T2">Circuit Précharge contacteur+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9cm" svg:height="1.119cm" svg:x="0.887cm" svg:y="3.314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0.987cm" svg:y="6.515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0.987cm" svg:y="6.516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0.985cm" svg:y="6.529cm">
          <draw:text-box>
            <text:p><text:span text:style-name="T4">-</text:span></text:p>
          </draw:text-box>
        </draw:frame>
        <draw:custom-shape draw:style-name="gr3" draw:text-style-name="P3" xml:id="id8" draw:id="id8" draw:layer="layout" svg:width="4.1cm" svg:height="3.4cm" svg:x="6cm" svg:y="14.8cm">
          <text:p text:style-name="P1">STM32F446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10.1cm" svg:y1="16.5cm" svg:x2="12cm" svg:y2="16.5cm" draw:start-shape="id8" draw:start-glue-point="1" draw:end-shape="id9" draw:end-glue-point="3" svg:d="M10100 16500h1900" svg:viewBox="0 0 1901 1">
          <text:p/>
        </draw:connector>
        <draw:connector draw:style-name="gr22" draw:text-style-name="P1" draw:layer="layout" svg:x1="12cm" svg:y1="21.286cm" svg:x2="10.1cm" svg:y2="16.5cm" draw:start-shape="id10" draw:start-glue-point="3" draw:end-shape="id8" draw:end-glue-point="1" svg:d="M12000 21286h-950v-4786h-950" svg:viewBox="0 0 1901 4787">
          <text:p/>
        </draw:connector>
        <draw:line draw:style-name="gr17" draw:text-style-name="P6" draw:layer="layout" svg:x1="18.7cm" svg:y1="15.4cm" svg:x2="20.3cm" svg:y2="15.4cm">
          <text:p/>
        </draw:line>
        <draw:line draw:style-name="gr17" draw:text-style-name="P6" draw:layer="layout" svg:x1="20.4cm" svg:y1="17.5cm" svg:x2="18.7cm" svg:y2="17.5cm">
          <text:p/>
        </draw:line>
        <draw:line draw:style-name="gr17" draw:text-style-name="P6" draw:layer="layout" svg:x1="18.7cm" svg:y1="20.2cm" svg:x2="20.3cm" svg:y2="20.2cm">
          <text:p/>
        </draw:line>
        <draw:line draw:style-name="gr17" draw:text-style-name="P6" draw:layer="layout" svg:x1="20.4cm" svg:y1="22.3cm" svg:x2="18.7cm" svg:y2="22.3cm">
          <text:p/>
        </draw:line>
        <draw:line draw:style-name="gr17" draw:text-style-name="P6" draw:layer="layout" svg:x1="7.3cm" svg:y1="4.7cm" svg:x2="6.8cm" svg:y2="4.7cm">
          <text:p/>
        </draw:line>
        <draw:line draw:style-name="gr17" draw:text-style-name="P6" draw:layer="layout" svg:x1="7.3cm" svg:y1="7.2cm" svg:x2="6.8cm" svg:y2="7.2cm">
          <text:p/>
        </draw:line>
        <draw:line draw:style-name="gr17" draw:text-style-name="P6" draw:layer="layout" svg:x1="2.9cm" svg:y1="4.6cm" svg:x2="1cm" svg:y2="4.6cm">
          <text:p/>
        </draw:line>
        <draw:line draw:style-name="gr17" draw:text-style-name="P6" draw:layer="layout" svg:x1="2.9cm" svg:y1="6.5cm" svg:x2="1cm" svg:y2="6.5cm">
          <text:p/>
        </draw:line>
        <draw:custom-shape draw:style-name="gr6" draw:text-style-name="P4" draw:layer="layout" svg:width="3.9cm" svg:height="4.8cm" svg:x="2.902cm" svg:y="8.831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4.4cm" svg:height="2.3cm" svg:x="7.302cm" svg:y="8.831cm">
          <text:p text:style-name="P1"><text:span text:style-name="T2">Circuit Contrôle contacteur-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4" draw:id="id14" draw:layer="layout" svg:width="4.4cm" svg:height="2.3cm" svg:x="7.302cm" svg:y="11.331cm">
          <text:p text:style-name="P1"><text:span text:style-name="T2">Circuit Précharge contacteur-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9cm" svg:height="1.119cm" svg:x="0.902cm" svg:y="8.63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002cm" svg:y="11.832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002cm" svg:y="11.833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cm" svg:y="11.846cm">
          <draw:text-box>
            <text:p><text:span text:style-name="T4">-</text:span></text:p>
          </draw:text-box>
        </draw:frame>
        <draw:line draw:style-name="gr17" draw:text-style-name="P6" draw:layer="layout" svg:x1="7.315cm" svg:y1="10.017cm" svg:x2="6.815cm" svg:y2="10.017cm">
          <text:p/>
        </draw:line>
        <draw:line draw:style-name="gr17" draw:text-style-name="P6" draw:layer="layout" svg:x1="7.315cm" svg:y1="12.517cm" svg:x2="6.815cm" svg:y2="12.517cm">
          <text:p/>
        </draw:line>
        <draw:line draw:style-name="gr17" draw:text-style-name="P6" draw:layer="layout" svg:x1="2.915cm" svg:y1="9.917cm" svg:x2="1cm" svg:y2="9.9cm">
          <text:p/>
        </draw:line>
        <draw:line draw:style-name="gr17" draw:text-style-name="P6" draw:layer="layout" svg:x1="2.915cm" svg:y1="11.817cm" svg:x2="1cm" svg:y2="11.8cm">
          <text:p/>
        </draw:line>
        <draw:connector draw:style-name="gr21" draw:text-style-name="P1" draw:layer="layout" draw:line-skew="3.693cm 2.786cm" svg:x1="8.05cm" svg:y1="14.8cm" svg:x2="11.687cm" svg:y2="4.664cm" draw:start-shape="id8" draw:start-glue-point="0" draw:end-shape="id11" draw:end-glue-point="1" svg:d="M8050 14800v-800h6950v-9336h-3313" svg:viewBox="0 0 6951 10137">
          <text:p/>
        </draw:connector>
        <draw:connector draw:style-name="gr21" draw:text-style-name="P1" draw:layer="layout" draw:line-skew="2.443cm 2.786cm" svg:x1="8.05cm" svg:y1="14.8cm" svg:x2="11.687cm" svg:y2="7.164cm" draw:start-shape="id8" draw:start-glue-point="0" draw:end-shape="id12" draw:end-glue-point="1" svg:d="M8050 14800v-800h6950v-6836h-3313" svg:viewBox="0 0 6951 7637">
          <text:p/>
        </draw:connector>
        <draw:connector draw:style-name="gr21" draw:text-style-name="P1" draw:layer="layout" draw:line-skew="1.034cm 2.771cm" svg:x1="8.05cm" svg:y1="14.8cm" svg:x2="11.702cm" svg:y2="9.981cm" draw:start-shape="id8" draw:start-glue-point="0" draw:end-shape="id13" draw:end-glue-point="1" svg:d="M8050 14800v-800h6950v-4019h-3298" svg:viewBox="0 0 6951 4820">
          <text:p/>
        </draw:connector>
        <draw:connector draw:style-name="gr21" draw:text-style-name="P1" draw:layer="layout" draw:line-skew="-0.216cm 2.771cm" svg:x1="8.05cm" svg:y1="14.8cm" svg:x2="11.702cm" svg:y2="12.481cm" draw:start-shape="id8" draw:start-glue-point="0" draw:end-shape="id14" draw:end-glue-point="1" svg:d="M8050 14800v-800h6950v-1519h-3298" svg:viewBox="0 0 6951 2320">
          <text:p/>
        </draw:connector>
        <draw:custom-shape draw:style-name="gr23" draw:text-style-name="P4" draw:layer="layout" svg:width="3.9cm" svg:height="2.1cm" svg:x="2.1cm" svg:y="20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xml:id="id15" draw:id="id15" draw:layer="layout" svg:width="2.9cm" svg:height="2.1cm" svg:x="6.5cm" svg:y="20cm">
          <text:p text:style-name="P1"><text:span text:style-name="T2">Driver DEL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6.516cm" svg:y1="21.017cm" svg:x2="6.016cm" svg:y2="21.017cm">
          <text:p/>
        </draw:line>
        <draw:connector draw:style-name="gr21" draw:text-style-name="P1" draw:layer="layout" svg:x1="8.05cm" svg:y1="18.2cm" svg:x2="9.4cm" svg:y2="21.05cm" draw:start-shape="id8" draw:start-glue-point="2" draw:end-shape="id15" draw:end-glue-point="1" svg:d="M8050 18200v900h1877v1950h-527" svg:viewBox="0 0 1878 2851">
          <text:p/>
        </draw:connector>
        <draw:frame draw:style-name="gr18" draw:text-style-name="P7" draw:layer="layout" svg:width="0.9cm" svg:height="1.119cm" svg:x="0.403cm" svg:y="19.13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0.6cm" svg:y="21.7cm">
          <draw:text-box>
            <text:p><text:span text:style-name="T4">-</text:span></text:p>
          </draw:text-box>
        </draw:frame>
        <draw:line draw:style-name="gr17" draw:text-style-name="P6" draw:layer="layout" svg:x1="2.116cm" svg:y1="20.417cm" svg:x2="1cm" svg:y2="20.4cm">
          <text:p/>
        </draw:line>
        <draw:line draw:style-name="gr17" draw:text-style-name="P6" draw:layer="layout" svg:x1="2.1cm" svg:y1="21.6cm" svg:x2="1cm" svg:y2="21.6cm">
          <text:p/>
        </draw:line>
      </draw:page>
      <draw:page draw:name="page4" draw:style-name="dp1" draw:master-page-name="Default">
        <draw:custom-shape draw:style-name="gr25" draw:text-style-name="P3" draw:layer="layout" svg:width="16.5cm" svg:height="11.9cm" svg:x="2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4.1cm" svg:height="3.4cm" svg:x="5.998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898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8" draw:id="id18" draw:layer="layout" svg:width="4.4cm" svg:height="2.3cm" svg:x="7.3cm" svg:y="4.7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39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698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7" draw:id="id17" draw:layer="layout" svg:width="2.5cm" svg:height="3.8cm" svg:x="11.998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072cm" svg:y1="4.3cm" svg:x2="2.872cm" svg:y2="4.3cm">
          <text:p/>
        </draw:line>
        <draw:line draw:style-name="gr11" draw:text-style-name="P6" draw:layer="layout" svg:x1="18.698cm" svg:y1="11.1cm" svg:x2="20.498cm" svg:y2="11.1cm">
          <text:p/>
        </draw:line>
        <draw:line draw:style-name="gr11" draw:text-style-name="P6" draw:layer="layout" svg:x1="20.498cm" svg:y1="13.1cm" svg:x2="18.698cm" svg:y2="13.1cm">
          <text:p/>
        </draw:line>
        <draw:connector draw:style-name="gr12" draw:text-style-name="P6" draw:layer="layout" svg:x1="10.098cm" svg:y1="12.1cm" svg:x2="11.998cm" svg:y2="12.1cm" draw:start-shape="id16" draw:start-glue-point="1" draw:end-shape="id17" draw:end-glue-point="3" svg:d="M10098 12100h1900" svg:viewBox="0 0 1901 1">
          <text:p/>
        </draw:connector>
        <draw:line draw:style-name="gr11" draw:text-style-name="P6" draw:layer="layout" svg:x1="1.046cm" svg:y1="7.4cm" svg:x2="2.846cm" svg:y2="7.4cm">
          <text:p/>
        </draw:line>
        <draw:frame draw:style-name="gr18" draw:text-style-name="P7" draw:layer="layout" svg:width="0.9cm" svg:height="1.119cm" svg:x="1.198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8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8cm" svg:y="6.502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0.998cm" svg:y="1cm">
          <draw:text-box>
            <text:p text:style-name="P1"><text:span text:style-name="T5">Lecteur de courant</text:span></text:p>
          </draw:text-box>
        </draw:frame>
        <draw:line draw:style-name="gr11" draw:text-style-name="P6" draw:layer="layout" svg:x1="1.07cm" svg:y1="4.314cm" svg:x2="2.87cm" svg:y2="4.314cm">
          <text:p/>
        </draw:line>
        <draw:line draw:style-name="gr11" draw:text-style-name="P6" draw:layer="layout" svg:x1="20.496cm" svg:y1="13.114cm" svg:x2="18.696cm" svg:y2="13.114cm">
          <text:p/>
        </draw:line>
        <draw:connector draw:style-name="gr12" draw:text-style-name="P6" draw:layer="layout" svg:x1="10.096cm" svg:y1="12.114cm" svg:x2="11.996cm" svg:y2="12.114cm" svg:d="M10096 12114h1900" svg:viewBox="0 0 1901 1">
          <text:p/>
        </draw:connector>
        <draw:connector draw:style-name="gr26" draw:text-style-name="P1" draw:layer="layout" svg:x1="8.048cm" svg:y1="10.4cm" svg:x2="11.7cm" svg:y2="5.85cm" draw:start-shape="id16" draw:start-glue-point="0" draw:end-shape="id18" draw:end-glue-point="1" svg:d="M8048 10400v-1700h4179v-2850h-527" svg:viewBox="0 0 4180 4551">
          <text:p/>
        </draw:connector>
        <draw:line draw:style-name="gr11" draw:text-style-name="P6" draw:layer="layout" svg:x1="1.044cm" svg:y1="7.414cm" svg:x2="2.844cm" svg:y2="7.414cm">
          <text:p/>
        </draw:line>
        <draw:frame draw:style-name="gr18" draw:text-style-name="P7" draw:layer="layout" svg:width="0.9cm" svg:height="1.119cm" svg:x="1.196cm" svg:y="3.314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6cm" svg:y="6.515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6cm" svg:y="6.516cm">
          <draw:text-box>
            <text:p><text:span text:style-name="T4">-</text:span></text:p>
          </draw:text-box>
        </draw:frame>
        <draw:line draw:style-name="gr17" draw:text-style-name="P6" draw:layer="layout" svg:x1="6.8cm" svg:y1="5.9cm" svg:x2="7.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1T17:51:38.335000000</dc:date>
    <meta:editing-duration>PT58M50S</meta:editing-duration>
    <meta:editing-cycles>6</meta:editing-cycles>
    <meta:document-statistic meta:object-count="117"/>
  </office:meta>
</office:document-meta>
</file>